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letableFutur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y should I care about the future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ture&lt;T&gt; introduced in java 1.5</text:p>
              </text:list-item>
              <text:list-item>
                <text:p>Abstraction for Threads and wait/notify</text:p>
              </text:list-item>
              <text:list-item>
                <text:p>Less error prone</text:p>
              </text:list-item>
              <text:list-item>
                <text:p>Generally used with ExecutorService (eg. Thread pool)</text:p>
              </text:list-item>
              <text:list-item>
                <text:p>Future&lt;T&gt; requires less resources than regular threa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y should I care about the future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Future have improved continuously</text:p>
              </text:list-item>
              <text:list-item>
                <text:p>Java 6 → CompletionService</text:p>
                <text:list>
                  <text:list-item>
                    <text:p>Submit to ExecutorService and retrieve elsewhere</text:p>
                  </text:list-item>
                </text:list>
              </text:list-item>
              <text:list-item>
                <text:p>Java 7 → ForkJoinTasks introduce complete</text:p>
                <text:list>
                  <text:list-item>
                    <text:p>Future can be completed (mutable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ck to the (completable)futur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w in java 8</text:p>
              </text:list-item>
              <text:list-item>
                <text:p>Future is immutable, refs are not changed on complete</text:p>
              </text:list-item>
              <text:list-item>
                <text:p>Can hold throwables (Exceptions)</text:p>
              </text:list-item>
              <text:list-item>
                <text:p>Best friends with lambdas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future is cancell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ncel(boolean mayInterruptIfRunning)</text:p>
              </text:list-item>
              <text:list-item>
                <text:p>MayInterruptIfRunning</text:p>
                <text:list>
                  <text:list-item>
                    <text:p>True – sends InteruptedException to thread</text:p>
                  </text:list-item>
                  <text:list-item>
                    <text:p>False – Only cancel from executor que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arge API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~50 Methods</text:p>
              </text:list-item>
              <text:list-item>
                <text:p>3 Versions of most methods</text:p>
                <text:list>
                  <text:list-item>
                    <text:p>...(...) </text:p>
                    <text:list>
                      <text:list-item>
                        <text:p>Sync</text:p>
                      </text:list-item>
                    </text:list>
                  </text:list-item>
                  <text:list-item>
                    <text:p>...Async(...)</text:p>
                    <text:list>
                      <text:list-item>
                        <text:p>Async</text:p>
                      </text:list-item>
                    </text:list>
                  </text:list-item>
                  <text:list-item>
                    <text:p>...Async(..., Executor executor)</text:p>
                    <text:list>
                      <text:list-item>
                        <text:p>Async explicit execut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ot there y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ot used throughout JD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5:37:10.833070343</meta:creation-date>
    <dc:date>2014-12-09T23:16:57.957558274</dc:date>
    <meta:editing-duration>PT6H45M56S</meta:editing-duration>
    <meta:editing-cycles>18</meta:editing-cycles>
    <meta:generator>LibreOffice/4.2.7.2$Linux_X86_64 LibreOffice_project/420m0$Build-2</meta:generator>
    <meta:document-statistic meta:object-count="49"/>
  </office:meta>
</office:document-meta>
</file>